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text-properties officeooo:rsid="0004d10f" officeooo:paragraph-rsid="0004d10f"/>
    </style:style>
    <style:style style:name="P2" style:family="paragraph" style:parent-style-name="Standard">
      <style:text-properties officeooo:paragraph-rsid="0004d10f"/>
    </style:style>
    <style:style style:name="P3" style:family="paragraph" style:parent-style-name="Standard">
      <style:text-properties officeooo:rsid="00057e82" officeooo:paragraph-rsid="00057e82"/>
    </style:style>
    <style:style style:name="P4" style:family="paragraph" style:parent-style-name="Standard">
      <style:text-properties officeooo:rsid="00057e82" officeooo:paragraph-rsid="00068651"/>
    </style:style>
    <style:style style:name="P5" style:family="paragraph" style:parent-style-name="Standard">
      <style:text-properties officeooo:rsid="0007969c" officeooo:paragraph-rsid="0007969c"/>
    </style:style>
    <style:style style:name="P6" style:family="paragraph" style:parent-style-name="Standard">
      <style:text-properties officeooo:rsid="0007969c" officeooo:paragraph-rsid="0007d9ee"/>
    </style:style>
    <style:style style:name="P7" style:family="paragraph" style:parent-style-name="Standard">
      <style:text-properties officeooo:rsid="000b2a4d" officeooo:paragraph-rsid="000b2a4d"/>
    </style:style>
    <style:style style:name="P8" style:family="paragraph" style:parent-style-name="Standard">
      <style:text-properties officeooo:rsid="000b2a4d" officeooo:paragraph-rsid="000bb466"/>
    </style:style>
    <style:style style:name="P9" style:family="paragraph" style:parent-style-name="Standard">
      <style:text-properties officeooo:rsid="000fb64f" officeooo:paragraph-rsid="0010f95d"/>
    </style:style>
    <style:style style:name="T1" style:family="text">
      <style:text-properties officeooo:rsid="0004d10f"/>
    </style:style>
    <style:style style:name="T2" style:family="text">
      <style:text-properties officeooo:rsid="00057e82"/>
    </style:style>
    <style:style style:name="T3" style:family="text">
      <style:text-properties officeooo:rsid="00068651"/>
    </style:style>
    <style:style style:name="T4" style:family="text">
      <style:text-properties officeooo:rsid="0007969c"/>
    </style:style>
    <style:style style:name="T5" style:family="text">
      <style:text-properties officeooo:rsid="000b2a4d"/>
    </style:style>
    <style:style style:name="T6" style:family="text">
      <style:text-properties officeooo:rsid="000d0621"/>
    </style:style>
    <style:style style:name="T7" style:family="text">
      <style:text-properties officeooo:rsid="0010f9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ocê anota suas senhas em algum local próximo ao computador, na agenda, ou local de fácil acesso? </text:p>
      <text:p text:style-name="Standard"/>
      <text:p text:style-name="Standard">Alguém mais, além de você, conhece a(s) sua(s) senha(s) utilizada(s) na empresa? </text:p>
      <text:p text:style-name="Standard"/>
      <text:p text:style-name="Standard">Você utiliza a senha de algum outro funcionário para acessar informações da empresa? </text:p>
      <text:p text:style-name="Standard"/>
      <text:p text:style-name="Standard">Você permite que outras pessoas utilizem sua senha para algum tipo de trabalho rápido? </text:p>
      <text:p text:style-name="Standard"/>
      <text:p text:style-name="Standard">A empresa disponibiliza orientação sobre a divulgação de informação? </text:p>
      <text:p text:style-name="Standard"/>
      <text:p text:style-name="Standard">Você conhece quais são as informações vitais para o negócio da empresa? </text:p>
      <text:p text:style-name="Standard"/>
      <text:p text:style-name="Standard">A empresa possui uma política de Segurança da Informação? </text:p>
      <text:p text:style-name="Standard"/>
      <text:p text:style-name="Standard">A empresa possui um departamento de TI especializado? </text:p>
      <text:p text:style-name="Standard"/>
      <text:p text:style-name="Standard">A empresa possui requisitos de segurança dos contratos de terceirização? </text:p>
      <text:p text:style-name="Standard"/>
      <text:p text:style-name="Standard">A empresa possui controle de acesso específico para os prestadores de serviço? </text:p>
      <text:p text:style-name="Standard"/>
      <text:p text:style-name="Standard">Há uma estrutura para notificar e responder aos incidentes e falhas de segurança? </text:p>
      <text:p text:style-name="Standard"/>
      <text:p text:style-name="Standard">Existe o gerenciamento de acessos do usuário? </text:p>
      <text:p text:style-name="Standard"/>
      <text:p text:style-name="Standard">Existe controle de acesso à rede? </text:p>
      <text:p text:style-name="Standard"/>
      <text:p text:style-name="Standard">Há algum controle de acesso às aplicações ou diretórios? </text:p>
      <text:p text:style-name="Standard"/>
      <text:p text:style-name="Standard">Existe monitoração do uso e acesso ao sistema? </text:p>
      <text:p text:style-name="Standard"/>
      <text:p text:style-name="Standard">Há critérios para computação móvel e trabalho remoto? </text:p>
      <text:p text:style-name="Standard"/>
      <text:p text:style-name="Standard">Neste momento, existe algum papel sobre sua mesa com informações sobre a empresa? </text:p>
      <text:p text:style-name="Standard"/>
      <text:p text:style-name="Standard">Ao sair, você costuma deixar sua mesa limpa, sem papéis importantes? </text:p>
      <text:p text:style-name="Standard"/>
      <text:p text:style-name="Standard">Ao sair, você costuma deixar seu computador bloqueado ou efetua Logoff? </text:p>
      <text:p text:style-name="Standard"/>
      <text:p text:style-name="Standard">O setor em que trabalha, possui informações consideradas confidenciais? </text:p>
      <text:p text:style-name="Standard"/>
      <text:p text:style-name="Standard">Na sua opinião, todos os funcionários do seu setor sabem a importância das informações da empresa ? </text:p>
      <text:p text:style-name="Standard"/>
      <text:p text:style-name="Standard">Você acha que seria difícil para pessoas externas, conseguirem informações importantes na empresa? </text:p>
      <text:p text:style-name="Standard"/>
      <text:p text:style-name="Standard">A política de segurança da informação é divulgada aos novos contratados? </text:p>
      <text:p text:style-name="Standard"/>
      <text:p text:style-name="Standard">Existem processos para capacitação e treinamento de usuários? </text:p>
      <text:p text:style-name="Standard"/>
      <text:p text:style-name="Standard">Os funcionários assinam algum termo de responsabilidade e/ou confidencialidade sobre as <text:soft-page-break/>informações da empresa ?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As pessoas na empresa compartilham suas senhas com outros funcionários.</text:p>
      <text:p text:style-name="P1"/>
      <text:p text:style-name="P1">As <text:s/>pessoas assinam algum termo de responsabilidade e/ou confidencialidade sobre as informações da empresa.</text:p>
      <text:p text:style-name="P1"/>
      <text:p text:style-name="P2">A empresa <text:span text:style-name="T1">tem</text:span> uma política de Segurança da Informação.</text:p>
      <text:p text:style-name="P2"/>
      <text:p text:style-name="P2"><text:span text:style-name="T1">A empresa possui controle de acesso específico para determinadas pastas dentro do sistema.</text:span></text:p>
      <text:p text:style-name="P2"/>
      <text:p text:style-name="P2">A empresa disponibiliza orientação sobre a divulgação de informação <text:span text:style-name="T7">sigli</text:span>.</text:p>
      <text:p text:style-name="P2"/>
      <text:p text:style-name="P2">Você anota suas senhas em algum local próximo ao computador, na agenda, ou local de fácil acesso.</text:p>
      <text:p text:style-name="P2"/>
      <text:p text:style-name="P1">A empresa tem uma estrutura para notificar e responder aos incidentes e falhas de segurança.</text:p>
      <text:p text:style-name="P1"/>
      <text:p text:style-name="P3">A empresa explica para você <text:span text:style-name="T4">por meio de palestras</text:span> a importância da segurança da informação.</text:p>
      <text:p text:style-name="P3"/>
      <text:p text:style-name="P3">A empresa tem monitoração do uso e acesso <text:span text:style-name="T7">dos diretórios</text:span> <text:span text:style-name="T7">d</text:span>o sistema.</text:p>
      <text:p text:style-name="P3"/>
      <text:p text:style-name="P4"><text:span text:style-name="T3">Você a</text:span>o sair <text:span text:style-name="T3">da empresa no final do seu expediente</text:span> costuma deixar sua mesa limpa, sem papéis importantes.</text:p>
      <text:p text:style-name="P4"/>
      <text:p text:style-name="P5">A empresa disponibiliza cartilhas sobre o cuidado que se deve ter com informações da empresa.</text:p>
      <text:p text:style-name="P4"/>
      <text:p text:style-name="P6">A empresa tem processos<text:span text:style-name="T2"> para capacitação e treinamento de usuários, na área de segurança da informação.</text:span></text:p>
      <text:p text:style-name="P6"/>
      <text:p text:style-name="P6"><text:span text:style-name="T2"><text:s/>A empresa tem algum sistema de troca de senhas depois de um periodo utilizando a mesma senha.</text:span></text:p>
      <text:p text:style-name="P7"/>
      <text:p text:style-name="P7">A empresa apresenta para você as informações vitais para o negócio da empresa.</text:p>
      <text:p text:style-name="P7"/>
      <text:p text:style-name="P8">Você <text:span text:style-name="T6">verifica se a url enviada em algum e-mail da empresa é da própria empresa ou está com outro nome.</text:span></text:p>
      <text:p text:style-name="P7"/>
      <text:p text:style-name="P9">A empresa instrui seus funcionários a não compartilhar assuntos da empresa fora da mes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483cm" fo:text-indent="-0.635cm" fo:margin-left="1.48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118cm" fo:text-indent="-0.635cm" fo:margin-left="2.11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753cm" fo:text-indent="-0.635cm" fo:margin-left="2.753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388cm" fo:text-indent="-0.635cm" fo:margin-left="3.38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4.023cm" fo:text-indent="-0.635cm" fo:margin-left="4.023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4.658cm" fo:text-indent="-0.635cm" fo:margin-left="4.65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293cm" fo:text-indent="-0.635cm" fo:margin-left="5.293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5.928cm" fo:text-indent="-0.635cm" fo:margin-left="5.92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6.563cm" fo:text-indent="-0.635cm" fo:margin-left="6.563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16:34:03.111000000</meta:creation-date>
    <dc:date>2015-09-21T18:02:16.701000000</dc:date>
    <meta:editing-duration>PT46M14S</meta:editing-duration>
    <meta:editing-cycles>15</meta:editing-cycles>
    <meta:generator>LibreOffice/4.4.1.2$Windows_x86 LibreOffice_project/45e2de17089c24a1fa810c8f975a7171ba4cd432</meta:generator>
    <meta:document-statistic meta:table-count="0" meta:image-count="0" meta:object-count="0" meta:page-count="2" meta:paragraph-count="41" meta:word-count="503" meta:character-count="3226" meta:non-whitespace-character-count="2737"/>
  </office:meta>
</office:document-meta>
</file>